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string">
            <text:p>S</text:p>
          </table:table-cell>
          <table:table-cell table:style-name="ce1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2188">
            <text:p>0.07</text:p>
          </table:table-cell>
          <table:table-cell office:value-type="float" office:value="61248.3">
            <text:p>61248.3</text:p>
          </table:table-cell>
          <table:table-cell office:value-type="float" office:value="0.600896">
            <text:p>0.6</text:p>
          </table:table-cell>
          <table:table-cell office:value-type="float" office:value="1.50561">
            <text:p>1.51</text:p>
          </table:table-cell>
          <table:table-cell office:value-type="float" office:value="191.843">
            <text:p>191.84</text:p>
          </table:table-cell>
          <table:table-cell table:style-name="ce2"/>
          <table:table-cell table:style-name="ce2" office:value-type="string">
            <text:p>Cut / Mean</text:p>
          </table:table-cell>
          <table:table-cell table:style-name="ce3" table:formula="of:=CORREL('MuPTCut';'Mean')" office:value-type="float" office:value="0.672171154116451">
            <text:p>0.67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2">
            <text:p>3099.52</text:p>
          </table:table-cell>
          <table:table-cell office:value-type="float" office:value="0.0709166">
            <text:p>0.07</text:p>
          </table:table-cell>
          <table:table-cell office:value-type="float" office:value="58455.5">
            <text:p>58455.5</text:p>
          </table:table-cell>
          <table:table-cell office:value-type="float" office:value="0.619488">
            <text:p>0.62</text:p>
          </table:table-cell>
          <table:table-cell office:value-type="float" office:value="1.62804">
            <text:p>1.63</text:p>
          </table:table-cell>
          <table:table-cell office:value-type="float" office:value="190.296">
            <text:p>190.3</text:p>
          </table:table-cell>
          <table:table-cell table:style-name="ce2"/>
          <table:table-cell table:style-name="ce2" office:value-type="string">
            <text:p>Cut / Error</text:p>
          </table:table-cell>
          <table:table-cell table:style-name="ce3" table:formula="of:=CORREL('MuPTCut';'Error')" office:value-type="float" office:value="0.956811970658017">
            <text:p>0.95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4">
            <text:p>3099.54</text:p>
          </table:table-cell>
          <table:table-cell office:value-type="float" office:value="0.0719759">
            <text:p>0.07</text:p>
          </table:table-cell>
          <table:table-cell office:value-type="float" office:value="55135">
            <text:p>55135</text:p>
          </table:table-cell>
          <table:table-cell office:value-type="float" office:value="0.639751">
            <text:p>0.64</text:p>
          </table:table-cell>
          <table:table-cell office:value-type="float" office:value="1.77586">
            <text:p>1.78</text:p>
          </table:table-cell>
          <table:table-cell office:value-type="float" office:value="187.81">
            <text:p>187.81</text:p>
          </table:table-cell>
          <table:table-cell table:style-name="ce2"/>
          <table:table-cell table:style-name="ce2" office:value-type="string">
            <text:p>Cut / S</text:p>
          </table:table-cell>
          <table:table-cell table:style-name="ce3" table:formula="of:=CORREL('MuPTCut';'S')" office:value-type="float" office:value="-0.962264241988883">
            <text:p>-0.962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8">
            <text:p>3099.58</text:p>
          </table:table-cell>
          <table:table-cell office:value-type="float" office:value="0.0733702">
            <text:p>0.07</text:p>
          </table:table-cell>
          <table:table-cell office:value-type="float" office:value="51253.6">
            <text:p>51253.6</text:p>
          </table:table-cell>
          <table:table-cell office:value-type="float" office:value="0.658677">
            <text:p>0.66</text:p>
          </table:table-cell>
          <table:table-cell office:value-type="float" office:value="1.92977">
            <text:p>1.93</text:p>
          </table:table-cell>
          <table:table-cell office:value-type="float" office:value="183.738">
            <text:p>183.74</text:p>
          </table:table-cell>
          <table:table-cell table:style-name="ce2"/>
          <table:table-cell table:style-name="ce2" office:value-type="string">
            <text:p>Cut / S/(S+B)</text:p>
          </table:table-cell>
          <table:table-cell table:style-name="ce3" table:formula="of:=CORREL('MuPTCut';'S/(S+B)')" office:value-type="float" office:value="0.945239181782735">
            <text:p>0.945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5">
            <text:p>3099.65</text:p>
          </table:table-cell>
          <table:table-cell office:value-type="float" office:value="0.0755715">
            <text:p>0.08</text:p>
          </table:table-cell>
          <table:table-cell office:value-type="float" office:value="46982.2">
            <text:p>46982.2</text:p>
          </table:table-cell>
          <table:table-cell office:value-type="float" office:value="0.680428">
            <text:p>0.68</text:p>
          </table:table-cell>
          <table:table-cell office:value-type="float" office:value="2.12919">
            <text:p>2.13</text:p>
          </table:table-cell>
          <table:table-cell office:value-type="float" office:value="178.796">
            <text:p>178.8</text:p>
          </table:table-cell>
          <table:table-cell table:style-name="ce2"/>
          <table:table-cell table:style-name="ce2" office:value-type="string">
            <text:p>Cut / S/B</text:p>
          </table:table-cell>
          <table:table-cell table:style-name="ce3" table:formula="of:=CORREL('MuPTCut';'S/B')" office:value-type="float" office:value="0.983319891081358">
            <text:p>0.983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7">
            <text:p>3099.67</text:p>
          </table:table-cell>
          <table:table-cell office:value-type="float" office:value="0.0784199">
            <text:p>0.08</text:p>
          </table:table-cell>
          <table:table-cell office:value-type="float" office:value="42221">
            <text:p>42221</text:p>
          </table:table-cell>
          <table:table-cell office:value-type="float" office:value="0.700043">
            <text:p>0.7</text:p>
          </table:table-cell>
          <table:table-cell office:value-type="float" office:value="2.33381">
            <text:p>2.33</text:p>
          </table:table-cell>
          <table:table-cell office:value-type="float" office:value="171.92">
            <text:p>171.92</text:p>
          </table:table-cell>
          <table:table-cell table:style-name="ce2"/>
          <table:table-cell table:style-name="ce2" office:value-type="string">
            <text:p>Cut / S/sqrt(S+B)</text:p>
          </table:table-cell>
          <table:table-cell table:style-name="ce3" table:formula="of:=CORREL('MuPTCut';'S/sqrt(S+B)')" office:value-type="float" office:value="-0.994223940680458">
            <text:p>-0.994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9">
            <text:p>3099.69</text:p>
          </table:table-cell>
          <table:table-cell office:value-type="float" office:value="0.0827029">
            <text:p>0.08</text:p>
          </table:table-cell>
          <table:table-cell office:value-type="float" office:value="37101.7">
            <text:p>37101.7</text:p>
          </table:table-cell>
          <table:table-cell office:value-type="float" office:value="0.716983">
            <text:p>0.72</text:p>
          </table:table-cell>
          <table:table-cell office:value-type="float" office:value="2.53335">
            <text:p>2.53</text:p>
          </table:table-cell>
          <table:table-cell office:value-type="float" office:value="163.099">
            <text:p>163.1</text:p>
          </table:table-cell>
          <table:table-cell table:style-name="ce2"/>
          <table:table-cell table:style-name="ce2" office:value-type="string">
            <text:p>Error / Sig</text:p>
          </table:table-cell>
          <table:table-cell table:style-name="ce4" table:formula="of:=CORREL('Error';'S/sqrt(S+B)')" office:value-type="float" office:value="-0.940997806879894">
            <text:p>-0.94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7">
            <text:p>3099.67</text:p>
          </table:table-cell>
          <table:table-cell office:value-type="float" office:value="0.0876588">
            <text:p>0.09</text:p>
          </table:table-cell>
          <table:table-cell office:value-type="float" office:value="32656.9">
            <text:p>32656.9</text:p>
          </table:table-cell>
          <table:table-cell office:value-type="float" office:value="0.747023">
            <text:p>0.75</text:p>
          </table:table-cell>
          <table:table-cell office:value-type="float" office:value="2.95293">
            <text:p>2.95</text:p>
          </table:table-cell>
          <table:table-cell office:value-type="float" office:value="156.19">
            <text:p>156.1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73">
            <text:p>3099.73</text:p>
          </table:table-cell>
          <table:table-cell office:value-type="float" office:value="0.0937703">
            <text:p>0.09</text:p>
          </table:table-cell>
          <table:table-cell office:value-type="float" office:value="27861.3">
            <text:p>27861.3</text:p>
          </table:table-cell>
          <table:table-cell office:value-type="float" office:value="0.764999">
            <text:p>0.76</text:p>
          </table:table-cell>
          <table:table-cell office:value-type="float" office:value="3.25531">
            <text:p>3.26</text:p>
          </table:table-cell>
          <table:table-cell office:value-type="float" office:value="145.993">
            <text:p>145.9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71">
            <text:p>3099.71</text:p>
          </table:table-cell>
          <table:table-cell office:value-type="float" office:value="0.100923">
            <text:p>0.1</text:p>
          </table:table-cell>
          <table:table-cell office:value-type="float" office:value="23638.7">
            <text:p>23638.7</text:p>
          </table:table-cell>
          <table:table-cell office:value-type="float" office:value="0.780181">
            <text:p>0.78</text:p>
          </table:table-cell>
          <table:table-cell office:value-type="float" office:value="3.54921">
            <text:p>3.55</text:p>
          </table:table-cell>
          <table:table-cell office:value-type="float" office:value="135.803">
            <text:p>135.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">
            <text:p>3099.6</text:p>
          </table:table-cell>
          <table:table-cell office:value-type="float" office:value="0.108542">
            <text:p>0.11</text:p>
          </table:table-cell>
          <table:table-cell office:value-type="float" office:value="20308.9">
            <text:p>20308.9</text:p>
          </table:table-cell>
          <table:table-cell office:value-type="float" office:value="0.796457">
            <text:p>0.8</text:p>
          </table:table-cell>
          <table:table-cell office:value-type="float" office:value="3.91297">
            <text:p>3.91</text:p>
          </table:table-cell>
          <table:table-cell office:value-type="float" office:value="127.182">
            <text:p>127.1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7">
            <text:p>3099.67</text:p>
          </table:table-cell>
          <table:table-cell office:value-type="float" office:value="0.118462">
            <text:p>0.12</text:p>
          </table:table-cell>
          <table:table-cell office:value-type="float" office:value="17347.7">
            <text:p>17347.7</text:p>
          </table:table-cell>
          <table:table-cell office:value-type="float" office:value="0.810718">
            <text:p>0.81</text:p>
          </table:table-cell>
          <table:table-cell office:value-type="float" office:value="4.28312">
            <text:p>4.28</text:p>
          </table:table-cell>
          <table:table-cell office:value-type="float" office:value="118.592">
            <text:p>118.5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6">
            <text:p>3099.66</text:p>
          </table:table-cell>
          <table:table-cell office:value-type="float" office:value="0.129706">
            <text:p>0.13</text:p>
          </table:table-cell>
          <table:table-cell office:value-type="float" office:value="14769.6">
            <text:p>14769.6</text:p>
          </table:table-cell>
          <table:table-cell office:value-type="float" office:value="0.821906">
            <text:p>0.82</text:p>
          </table:table-cell>
          <table:table-cell office:value-type="float" office:value="4.615">
            <text:p>4.62</text:p>
          </table:table-cell>
          <table:table-cell office:value-type="float" office:value="110.178">
            <text:p>110.1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7">
            <text:p>3099.67</text:p>
          </table:table-cell>
          <table:table-cell office:value-type="float" office:value="0.141121">
            <text:p>0.14</text:p>
          </table:table-cell>
          <table:table-cell office:value-type="float" office:value="12605.5">
            <text:p>12605.5</text:p>
          </table:table-cell>
          <table:table-cell office:value-type="float" office:value="0.831059">
            <text:p>0.83</text:p>
          </table:table-cell>
          <table:table-cell office:value-type="float" office:value="4.91923">
            <text:p>4.92</text:p>
          </table:table-cell>
          <table:table-cell office:value-type="float" office:value="102.352">
            <text:p>102.3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5">
            <text:p>3099.65</text:p>
          </table:table-cell>
          <table:table-cell office:value-type="float" office:value="0.152736">
            <text:p>0.15</text:p>
          </table:table-cell>
          <table:table-cell office:value-type="float" office:value="10793.2">
            <text:p>10793.2</text:p>
          </table:table-cell>
          <table:table-cell office:value-type="float" office:value="0.835579">
            <text:p>0.84</text:p>
          </table:table-cell>
          <table:table-cell office:value-type="float" office:value="5.08195">
            <text:p>5.08</text:p>
          </table:table-cell>
          <table:table-cell office:value-type="float" office:value="94.966">
            <text:p>94.9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3">
            <text:p>3099.63</text:p>
          </table:table-cell>
          <table:table-cell office:value-type="float" office:value="0.164069">
            <text:p>0.16</text:p>
          </table:table-cell>
          <table:table-cell office:value-type="float" office:value="9334.93">
            <text:p>9334.93</text:p>
          </table:table-cell>
          <table:table-cell office:value-type="float" office:value="0.848015">
            <text:p>0.85</text:p>
          </table:table-cell>
          <table:table-cell office:value-type="float" office:value="5.57961">
            <text:p>5.58</text:p>
          </table:table-cell>
          <table:table-cell office:value-type="float" office:value="88.9728">
            <text:p>88.9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7">
            <text:p>3099.57</text:p>
          </table:table-cell>
          <table:table-cell office:value-type="float" office:value="0.177221">
            <text:p>0.18</text:p>
          </table:table-cell>
          <table:table-cell office:value-type="float" office:value="7973.98">
            <text:p>7973.98</text:p>
          </table:table-cell>
          <table:table-cell office:value-type="float" office:value="0.848656">
            <text:p>0.85</text:p>
          </table:table-cell>
          <table:table-cell office:value-type="float" office:value="5.60747">
            <text:p>5.61</text:p>
          </table:table-cell>
          <table:table-cell office:value-type="float" office:value="82.2628">
            <text:p>82.2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3">
            <text:p>3099.63</text:p>
          </table:table-cell>
          <table:table-cell office:value-type="float" office:value="0.193837">
            <text:p>0.19</text:p>
          </table:table-cell>
          <table:table-cell office:value-type="float" office:value="6824.82">
            <text:p>6824.82</text:p>
          </table:table-cell>
          <table:table-cell office:value-type="float" office:value="0.846541">
            <text:p>0.85</text:p>
          </table:table-cell>
          <table:table-cell office:value-type="float" office:value="5.51639">
            <text:p>5.52</text:p>
          </table:table-cell>
          <table:table-cell office:value-type="float" office:value="76.0098">
            <text:p>76.0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66">
            <text:p>3099.66</text:p>
          </table:table-cell>
          <table:table-cell office:value-type="float" office:value="0.208025">
            <text:p>0.21</text:p>
          </table:table-cell>
          <table:table-cell office:value-type="float" office:value="5949.22">
            <text:p>5949.22</text:p>
          </table:table-cell>
          <table:table-cell office:value-type="float" office:value="0.849525">
            <text:p>0.85</text:p>
          </table:table-cell>
          <table:table-cell office:value-type="float" office:value="5.64561">
            <text:p>5.65</text:p>
          </table:table-cell>
          <table:table-cell office:value-type="float" office:value="71.0916">
            <text:p>71.0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7">
            <text:p>3099.7</text:p>
          </table:table-cell>
          <table:table-cell office:value-type="float" office:value="0.226616">
            <text:p>0.23</text:p>
          </table:table-cell>
          <table:table-cell office:value-type="float" office:value="5124">
            <text:p>5124</text:p>
          </table:table-cell>
          <table:table-cell office:value-type="float" office:value="0.849752">
            <text:p>0.85</text:p>
          </table:table-cell>
          <table:table-cell office:value-type="float" office:value="5.65565">
            <text:p>5.66</text:p>
          </table:table-cell>
          <table:table-cell office:value-type="float" office:value="65.9858">
            <text:p>65.9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79">
            <text:p>3099.79</text:p>
          </table:table-cell>
          <table:table-cell office:value-type="float" office:value="0.249032">
            <text:p>0.25</text:p>
          </table:table-cell>
          <table:table-cell office:value-type="float" office:value="4441">
            <text:p>4441</text:p>
          </table:table-cell>
          <table:table-cell office:value-type="float" office:value="0.855685">
            <text:p>0.86</text:p>
          </table:table-cell>
          <table:table-cell office:value-type="float" office:value="5.92928">
            <text:p>5.93</text:p>
          </table:table-cell>
          <table:table-cell office:value-type="float" office:value="61.645">
            <text:p>61.6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79">
            <text:p>3099.79</text:p>
          </table:table-cell>
          <table:table-cell office:value-type="float" office:value="0.26475">
            <text:p>0.26</text:p>
          </table:table-cell>
          <table:table-cell office:value-type="float" office:value="3898.13">
            <text:p>3898.13</text:p>
          </table:table-cell>
          <table:table-cell office:value-type="float" office:value="0.857299">
            <text:p>0.86</text:p>
          </table:table-cell>
          <table:table-cell office:value-type="float" office:value="6.00764">
            <text:p>6.01</text:p>
          </table:table-cell>
          <table:table-cell office:value-type="float" office:value="57.8089">
            <text:p>57.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83">
            <text:p>3099.83</text:p>
          </table:table-cell>
          <table:table-cell office:value-type="float" office:value="0.28611">
            <text:p>0.29</text:p>
          </table:table-cell>
          <table:table-cell office:value-type="float" office:value="3408.33">
            <text:p>3408.33</text:p>
          </table:table-cell>
          <table:table-cell office:value-type="float" office:value="0.8583">
            <text:p>0.86</text:p>
          </table:table-cell>
          <table:table-cell office:value-type="float" office:value="6.05717">
            <text:p>6.06</text:p>
          </table:table-cell>
          <table:table-cell office:value-type="float" office:value="54.0867">
            <text:p>54.09</text:p>
          </table:table-cell>
          <table:table-cell table:number-columns-repeated="3"/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2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>
        <table:named-range table:name="BB" table:base-cell-address="$Data.$B$1" table:cell-range-address="$Data.$B$2:.$B$655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5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2T15:32:37</dc:date>
    <dc:creator>Jack Wimberley</dc:creator>
    <meta:generator>OpenOffice.org/3.1$Unix OpenOffice.org_project/310m19$Build-9420</meta:generator>
    <meta:editing-duration>PT00H59M14S</meta:editing-duration>
    <meta:editing-cycles>5</meta:editing-cycles>
    <meta:document-statistic meta:table-count="6" meta:cell-count="3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24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H2:Data.H24" chart:label-cell-address="Data.H1:Data.H1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188">
                <text:p text:id="Data.H2:Data.H24">0.0702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9166">
                <text:p>0.0709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9759">
                <text:p>0.0719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3702">
                <text:p>0.073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5715">
                <text:p>0.0755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4199">
                <text:p>0.0784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27029">
                <text:p>0.0827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76588">
                <text:p>0.087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7703">
                <text:p>0.0937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923">
                <text:p>0.100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542">
                <text:p>0.108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62">
                <text:p>0.11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9706">
                <text:p>0.129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1121">
                <text:p>0.141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2736">
                <text:p>0.152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4069">
                <text:p>0.164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7221">
                <text:p>0.177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3837">
                <text:p>0.193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8025">
                <text:p>0.208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6616">
                <text:p>0.226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9032">
                <text:p>0.249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475">
                <text:p>0.26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611">
                <text:p>0.28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24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24" chart:label-cell-address="Data.I1:Data.I1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48.3">
                <text:p text:id="Data.I2:Data.I24">61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55.5">
                <text:p>5845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35">
                <text:p>55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53.6">
                <text:p>5125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82.2">
                <text:p>4698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221">
                <text:p>4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101.7">
                <text:p>3710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656.9">
                <text:p>3265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61.3">
                <text:p>2786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38.7">
                <text:p>2363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08.9">
                <text:p>2030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47.7">
                <text:p>1734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69.6">
                <text:p>1476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05.5">
                <text:p>1260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93.2">
                <text:p>1079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34.93">
                <text:p>9334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73.98">
                <text:p>7973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24.82">
                <text:p>6824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49.22">
                <text:p>5949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98.13">
                <text:p>3898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08.33">
                <text:p>3408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24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24" chart:label-cell-address="Data.J1:Data.J1" chart:class="chart:scatte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2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0896">
                <text:p>0.60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9488">
                <text:p>0.619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9751">
                <text:p>0.639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8677">
                <text:p>0.658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0428">
                <text:p>0.680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0043">
                <text:p>0.700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6983">
                <text:p>0.71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7023">
                <text:p>0.747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999">
                <text:p>0.764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0181">
                <text:p>0.780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6457">
                <text:p>0.796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0718">
                <text:p>0.810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1906">
                <text:p>0.821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1059">
                <text:p>0.831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5579">
                <text:p>0.835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8015">
                <text:p>0.848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8656">
                <text:p>0.848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6541">
                <text:p>0.846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9525">
                <text:p>0.849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9752">
                <text:p>0.849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5685">
                <text:p>0.855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7299">
                <text:p>0.857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83">
                <text:p>0.8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24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24" chart:label-cell-address="Data.K1:Data.K1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61">
                <text:p text:id="Data.K2:Data.K24">1.50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2804">
                <text:p>1.6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586">
                <text:p>1.77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2977">
                <text:p>1.92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919">
                <text:p>2.12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381">
                <text:p>2.33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335">
                <text:p>2.53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5293">
                <text:p>2.95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531">
                <text:p>3.25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4921">
                <text:p>3.54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1297">
                <text:p>3.91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8312">
                <text:p>4.28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15">
                <text:p>4.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1923">
                <text:p>4.9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8195">
                <text:p>5.08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7961">
                <text:p>5.57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0747">
                <text:p>5.6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1639">
                <text:p>5.51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4561">
                <text:p>5.64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5565">
                <text:p>5.65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2928">
                <text:p>5.92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0764">
                <text:p>6.00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5717">
                <text:p>6.05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24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24" chart:label-cell-address="Data.L1:Data.L1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.843">
                <text:p text:id="Data.L2:Data.L24">191.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.296">
                <text:p>190.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.81">
                <text:p>187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.738">
                <text:p>183.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.796">
                <text:p>178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.92">
                <text:p>171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.099">
                <text:p>163.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.19">
                <text:p>156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.993">
                <text:p>145.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803">
                <text:p>135.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182">
                <text:p>127.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.592">
                <text:p>118.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.178">
                <text:p>110.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352">
                <text:p>102.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966">
                <text:p>94.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.9728">
                <text:p>88.9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2628">
                <text:p>82.2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0098">
                <text:p>76.0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0916">
                <text:p>71.0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9858">
                <text:p>65.9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645">
                <text:p>61.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8089">
                <text:p>57.8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0867">
                <text:p>54.08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